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a" fo:country="ES" officeooo:rsid="0003bc05" officeooo:paragraph-rsid="0003bc05"/>
    </style:style>
    <style:style style:name="P2" style:family="paragraph" style:parent-style-name="Standard">
      <style:text-properties fo:language="ca" fo:country="ES" officeooo:paragraph-rsid="0003bc05"/>
    </style:style>
    <style:style style:name="T1" style:family="text">
      <style:text-properties officeooo:rsid="0003bc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enyors de IT Academy,</text:p>
      <text:p text:style-name="P2"/>
      <text:p text:style-name="P1">Us faig arribar la meva avaluació final tal i com demaneu al moodle:</text:p>
      <text:p text:style-name="P1"/>
      <text:p text:style-name="P2"><text:span text:style-name="T1">Com que he triat fer Backend Java, un cop acabi el curs la meva intenció és continuar aprofundit en l’aprenentatge del llenguatge Java de forma autodidacta. </text:span></text:p>
      <text:p text:style-name="P1"/>
      <text:p text:style-name="P1">Amb el <text:s/>Xavier a classe hem comentat alguna vegada aspectes sobre aquest itinerari i seguiré les seves indicacions com a full de ruta. Es a dir passar a <text:s/>Interfaces, expressions lambda, i patrons de disseny. <text:s/>També aprofitaré si el temps m ho permet per fer algún curs del Cibernarium que sigui interessant</text:p>
      <text:p text:style-name="P1"/>
      <text:p text:style-name="P1">Espero que l’itinerari comenci aviat i llavors el full de ruta serà una mica més específic i no tindré temps de rovellar-me.</text:p>
      <text:p text:style-name="P1"/>
      <text:p text:style-name="P1">Salutacions</text:p>
      <text:p text:style-name="P1">Juan J. Campo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4-16T19:39:08.300000000</dc:date>
    <meta:editing-duration>PT38S</meta:editing-duration>
    <meta:editing-cycles>3</meta:editing-cycles>
    <meta:document-statistic meta:table-count="0" meta:image-count="0" meta:object-count="0" meta:page-count="1" meta:paragraph-count="7" meta:word-count="121" meta:character-count="704" meta:non-whitespace-character-count="585"/>
  </office:meta>
</office:document-meta>
</file>